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99ccff" fo:font-size="60pt" style:font-size-asian="60pt" style:font-size-complex="60pt"/>
    </style:style>
    <style:style style:name="T1" style:family="text">
      <style:text-properties fo:color="#99ccff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667cm" svg:x="3.54cm" svg:y="9.8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355.922038980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667cm" svg:height="2.667cm" svg:x="6.842cm" svg:y="9.8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355.922038980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667cm" svg:height="2.667cm" svg:x="10.144cm" svg:y="9.8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355.922038980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667cm" svg:height="2.667cm" svg:x="3.54cm" svg:y="13.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355.922038980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667cm" svg:height="2.667cm" svg:x="6.842cm" svg:y="13.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355.922038980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667cm" svg:height="2.667cm" svg:x="10.144cm" svg:y="13.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355.922038980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667cm" svg:height="2.667cm" svg:x="3.54cm" svg:y="17.5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355.922038980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667cm" svg:height="2.667cm" svg:x="6.842cm" svg:y="17.5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355.922038980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667cm" svg:height="2.667cm" svg:x="10.271cm" svg:y="17.51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355.922038980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en </meta:initial-creator>
    <meta:creation-date>2014-03-28T16:16:22</meta:creation-date>
    <dc:date>2014-03-28T16:25:34</dc:date>
    <dc:creator>Eden </dc:creator>
    <meta:editing-duration>P0D</meta:editing-duration>
    <meta:editing-cycles>1</meta:editing-cycles>
    <meta:document-statistic meta:object-count="9"/>
    <meta:generator>LibreOffice/3.6$Linux_X86_64 LibreOffice_project/360m1$Build-2</meta:generator>
  </office:meta>
</office:document-meta>
</file>